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892586"/>
          <table:table-cell office:value-type="float" office:value="0.505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03.0"/>
          <table:table-cell office:value-type="float" office:value="1777.0"/>
          <table:table-cell office:value-type="float" office:value="8807.0"/>
          <table:table-cell office:value-type="float" office:value="30991.0"/>
          <table:table-cell office:value-type="float" office:value="98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154.0"/>
          <table:table-cell office:value-type="float" office:value="75486.0"/>
          <table:table-cell office:value-type="float" office:value="67778.0"/>
          <table:table-cell office:value-type="float" office:value="51340.0"/>
          <table:table-cell office:value-type="float" office:value="14321.0"/>
          <table:table-cell office:value-type="float" office:value="25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8899"/>
          <table:table-cell office:value-type="float" office:value="0.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600.0"/>
          <table:table-cell office:value-type="float" office:value="66507.0"/>
          <table:table-cell office:value-type="float" office:value="50156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9.74074"/>
          <table:table-cell office:value-type="float" office:value="9.374"/>
          <table:table-cell office:value-type="float" office:value="9.04"/>
          <table:table-cell office:value-type="float" office:value="141220.0"/>
          <table:table-cell office:value-type="float" office:value="0.0"/>
          <table:table-cell office:value-type="float" office:value="637.0"/>
          <table:table-cell office:value-type="float" office:value="29276.0"/>
          <table:table-cell office:value-type="float" office:value="180995.0"/>
          <table:table-cell office:value-type="float" office:value="8215.0"/>
          <table:table-cell office:value-type="float" office:value="31001.0"/>
          <table:table-cell office:value-type="float" office:value="103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340.0"/>
          <table:table-cell office:value-type="float" office:value="66472.0"/>
          <table:table-cell office:value-type="float" office:value="59576.0"/>
          <table:table-cell office:value-type="float" office:value="45140.0"/>
          <table:table-cell office:value-type="float" office:value="13137.0"/>
          <table:table-cell office:value-type="float" office:value="25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69228"/>
          <table:table-cell office:value-type="float" office:value="3.331"/>
          <table:table-cell office:value-type="float" office:value="2.99"/>
          <table:table-cell office:value-type="float" office:value="74072.0"/>
          <table:table-cell office:value-type="float" office:value="0.0"/>
          <table:table-cell office:value-type="float" office:value="134.0"/>
          <table:table-cell office:value-type="float" office:value="6785.0"/>
          <table:table-cell office:value-type="float" office:value="83082.0"/>
          <table:table-cell office:value-type="float" office:value="8807.0"/>
          <table:table-cell office:value-type="float" office:value="30999.0"/>
          <table:table-cell office:value-type="float" office:value="98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154.0"/>
          <table:table-cell office:value-type="float" office:value="75486.0"/>
          <table:table-cell office:value-type="float" office:value="67778.0"/>
          <table:table-cell office:value-type="float" office:value="51340.0"/>
          <table:table-cell office:value-type="float" office:value="14321.0"/>
          <table:table-cell office:value-type="float" office:value="253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53307"/>
          <table:table-cell office:value-type="float" office:value="3.144"/>
          <table:table-cell office:value-type="float" office:value="2.82"/>
          <table:table-cell office:value-type="float" office:value="55103.0"/>
          <table:table-cell office:value-type="float" office:value="0.0"/>
          <table:table-cell office:value-type="float" office:value="261.0"/>
          <table:table-cell office:value-type="float" office:value="11006.0"/>
          <table:table-cell office:value-type="float" office:value="70382.0"/>
          <table:table-cell office:value-type="float" office:value="8014.0"/>
          <table:table-cell office:value-type="float" office:value="29996.0"/>
          <table:table-cell office:value-type="float" office:value="95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05.0"/>
          <table:table-cell office:value-type="float" office:value="64184.0"/>
          <table:table-cell office:value-type="float" office:value="57554.0"/>
          <table:table-cell office:value-type="float" office:value="43687.0"/>
          <table:table-cell office:value-type="float" office:value="12735.0"/>
          <table:table-cell office:value-type="float" office:value="253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